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19286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paragraph-rsid="0019286d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19286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1a168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a8ba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c761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d37f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1d5a6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1f043c" style:font-size-asian="10.5pt" style:font-size-complex="12pt"/>
    </style:style>
    <style:style style:name="T1" style:family="text">
      <style:text-properties officeooo:rsid="0019286d"/>
    </style:style>
    <style:style style:name="T2" style:family="text">
      <style:text-properties fo:font-size="12pt" officeooo:rsid="0019286d" style:font-size-asian="10.5pt" style:font-size-complex="12pt"/>
    </style:style>
    <style:style style:name="T3" style:family="text">
      <style:text-properties officeooo:rsid="001a1684"/>
    </style:style>
    <style:style style:name="T4" style:family="text">
      <style:text-properties officeooo:rsid="001a8bac"/>
    </style:style>
    <style:style style:name="T5" style:family="text">
      <style:text-properties officeooo:rsid="001c761b"/>
    </style:style>
    <style:style style:name="T6" style:family="text">
      <style:text-properties officeooo:rsid="001d37f4"/>
    </style:style>
    <style:style style:name="T7" style:family="text">
      <style:text-properties officeooo:rsid="001d5a64"/>
    </style:style>
    <style:style style:name="T8" style:family="text">
      <style:text-properties officeooo:rsid="001f04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abase Diagram</text:span></text:p>
      <text:p text:style-name="P2"><text:span text:style-name="T2"/></text:p>
      <text:p text:style-name="P2"><text:span text:style-name="T2">g4_ticket</text:span></text:p>
      <text:p text:style-name="P3"><text:span text:style-name="T1"/></text:p>
      <text:p text:style-name="P3"><text:span text:style-name="T1"><text:s/>Name<text:tab/><text:tab/><text:tab/><text:tab/><text:tab/> <text:s text:c="2"/>Null? <text:s text:c="3"/><text:tab/>Type</text:span></text:p>
      <text:p text:style-name="P3"><text:span text:style-name="T1"><text:s/>----------------------------------------- -------- ----------------------------</text:span></text:p>
      <text:p text:style-name="P3"><text:span text:style-name="T1"><text:s/>TICKET_ID<text:tab/><text:tab/><text:tab/><text:tab/> <text:s text:c="2"/>NOT NULL NUMBER(4)</text:span></text:p>
      <text:p text:style-name="P3"><text:span text:style-name="T1"><text:s/>PRICE<text:tab/><text:tab/><text:tab/><text:tab/><text:tab/><text:tab/>NUMBER(5,2)</text:span></text:p>
      <text:p text:style-name="P3"><text:span text:style-name="T1"><text:s/>USERNAME<text:tab/><text:tab/><text:tab/><text:tab/><text:tab/> <text:s text:c="3"/><text:tab/>VARCHAR2(25)</text:span></text:p>
      <text:p text:style-name="P3"><text:span text:style-name="T1"><text:s/>SHOW_ID<text:tab/><text:tab/><text:tab/><text:tab/><text:tab/> <text:s text:c="3"/><text:tab/>NUMBER(10)</text:span></text:p>
      <text:p text:style-name="P3"><text:span text:style-name="T1"><text:s/>SEAT_NO<text:tab/><text:tab/><text:tab/><text:tab/><text:tab/> <text:s text:c="3"/><text:tab/>NUMBER(4)</text:span></text:p>
      <text:p text:style-name="P3"><text:span text:style-name="T1"/></text:p>
      <text:p text:style-name="P3"><text:span text:style-name="T1"/></text:p>
      <text:p text:style-name="P3"><text:span text:style-name="T1">g4_theater</text:span></text:p>
      <text:p text:style-name="P3"><text:span text:style-name="T1"/></text:p>
      <text:p text:style-name="P3"><text:span text:style-name="T1"><text:s/>Name<text:tab/><text:tab/><text:tab/><text:tab/><text:tab/> <text:s text:c="2"/>Null? <text:s text:c="3"/><text:tab/>Type</text:span></text:p>
      <text:p text:style-name="P3"><text:span text:style-name="T1"><text:s/>----------------------------------------- -------- ----------------------------</text:span></text:p>
      <text:p text:style-name="P3"><text:span text:style-name="T1"><text:s/>THEATER_ID<text:tab/><text:tab/><text:tab/>NOT NULL <text:tab/>NUMBER(2)</text:span></text:p>
      <text:p text:style-name="P3"><text:span text:style-name="T1"><text:s/>SEAT_CAPACITY<text:tab/><text:tab/><text:tab/><text:tab/><text:tab/>NUMBER(3)</text:span></text:p>
      <text:p text:style-name="P3"><text:span text:style-name="T1"><text:s/>PRICE<text:tab/><text:tab/><text:tab/><text:tab/><text:tab/><text:tab/>NUMBER(5,2)</text:span></text:p>
      <text:p text:style-name="P3"><text:span text:style-name="T1"><text:s/>RATING <text:tab/><text:tab/><text:tab/><text:tab/><text:tab/> <text:s text:c="3"/><text:tab/>NUMBER(1)</text:span></text:p>
      <text:p text:style-name="P3"><text:span text:style-name="T1"> </text:span></text:p>
      <text:p text:style-name="P3"><text:span text:style-name="T1"/></text:p>
      <text:p text:style-name="P4"><text:span text:style-name="T3">g4_movie</text:span></text:p>
      <text:p text:style-name="P4"><text:span text:style-name="T3"/></text:p>
      <text:p text:style-name="P4"><text:span text:style-name="T3"><text:s/>Name<text:tab/><text:tab/><text:tab/><text:tab/><text:tab/> <text:s text:c="2"/>Null? <text:s text:c="3"/>Type</text:span></text:p>
      <text:p text:style-name="P4"><text:span text:style-name="T3"><text:s/>----------------------------------------- -------- ----------------------------</text:span></text:p>
      <text:p text:style-name="P4"><text:span text:style-name="T3"><text:s/>MOVIE_ID<text:tab/><text:tab/><text:tab/><text:tab/><text:tab/> <text:s text:c="3"/>NUMBER(4)</text:span></text:p>
      <text:p text:style-name="P4"><text:span text:style-name="T3"><text:s/>MOVIE_NAME<text:tab/><text:tab/><text:tab/><text:tab/> <text:s text:c="3"/>VARCHAR2(25)</text:span></text:p>
      <text:p text:style-name="P4"><text:span text:style-name="T3"><text:s/>DIRECTOR<text:tab/><text:tab/><text:tab/><text:tab/><text:tab/> <text:s text:c="3"/>VARCHAR2(20)</text:span></text:p>
      <text:p text:style-name="P4"><text:span text:style-name="T3"><text:s/>LANGUAGE<text:tab/><text:tab/><text:tab/><text:tab/><text:tab/> <text:s text:c="3"/>VARCHAR2(10)</text:span></text:p>
      <text:p text:style-name="P4"><text:span text:style-name="T3"><text:s/>OPENING_DATE<text:tab/><text:tab/><text:tab/><text:tab/> <text:s text:c="3"/>DATE</text:span></text:p>
      <text:p text:style-name="P4"><text:span text:style-name="T3"><text:s/>CLOSING_DATE<text:tab/><text:tab/><text:tab/><text:tab/> <text:s text:c="3"/>DATE</text:span></text:p>
      <text:p text:style-name="P4"><text:span text:style-name="T3"><text:s/>RESPONSE<text:tab/><text:tab/><text:tab/><text:tab/><text:tab/> <text:s text:c="3"/>NUMBER(1)</text:span></text:p>
      <text:p text:style-name="P4"><text:span text:style-name="T3"><text:s/>THEATRE_ID<text:tab/><text:tab/><text:tab/><text:tab/> <text:s text:c="3"/>NUMBER(2)</text:span></text:p>
      <text:p text:style-name="P4"><text:span text:style-name="T3"/></text:p>
      <text:p text:style-name="P4"><text:span text:style-name="T3"/></text:p>
      <text:p text:style-name="P5"><text:span text:style-name="T4">g4_show</text:span></text:p>
      <text:p text:style-name="P5"><text:span text:style-name="T4"/></text:p>
      <text:p text:style-name="P5"><text:span text:style-name="T4"><text:s/>Name<text:tab/><text:tab/><text:tab/><text:tab/><text:tab/> <text:s text:c="2"/>Null? <text:s text:c="3"/><text:tab/>Type</text:span></text:p>
      <text:p text:style-name="P5"><text:span text:style-name="T4"><text:s/>----------------------------------------- -------- ----------------------------</text:span></text:p>
      <text:p text:style-name="P5"><text:span text:style-name="T4"><text:s/>SHOW_ID<text:tab/><text:tab/><text:tab/><text:tab/> <text:s text:c="2"/>NOT NULL NUMBER(4)</text:span></text:p>
      <text:p text:style-name="P5"><text:span text:style-name="T4"><text:s/>SHOW_DATE<text:tab/><text:tab/><text:tab/><text:tab/><text:tab/>DATE</text:span></text:p>
      <text:p text:style-name="P5"><text:span text:style-name="T4"><text:s/>SLOT<text:tab/><text:tab/><text:tab/><text:tab/><text:tab/><text:tab/> <text:s text:c="3"/><text:tab/>VARCHAR2(15)</text:span></text:p>
      <text:p text:style-name="P5"><text:span text:style-name="T4"><text:s/>SEAT_OCCUPANCY <text:tab/><text:tab/><text:tab/><text:tab/>NUMBER(3)</text:span></text:p>
      <text:p text:style-name="P5"><text:span text:style-name="T4"><text:s/>MOVIE_ID<text:tab/><text:tab/><text:tab/><text:tab/><text:tab/> <text:s text:c="3"/><text:tab/>NUMBER(5)</text:span></text:p>
      <text:p text:style-name="P5"><text:span text:style-name="T4"><text:s/>SEAT_CAPACITY<text:tab/><text:tab/><text:tab/><text:tab/><text:tab/>NUMBER(3)</text:span></text:p>
      <text:p text:style-name="P5"><text:span text:style-name="T4"/></text:p>
      <text:p text:style-name="P5"><text:soft-page-break/><text:span text:style-name="T4"/></text:p>
      <text:p text:style-name="P6"><text:span text:style-name="T5">g4_customer</text:span></text:p>
      <text:p text:style-name="P6"><text:span text:style-name="T5"/></text:p>
      <text:p text:style-name="P6"><text:span text:style-name="T5"><text:s/>Name<text:tab/><text:tab/><text:tab/><text:tab/><text:tab/> <text:s text:c="2"/>Null? <text:s text:c="3"/>Type</text:span></text:p>
      <text:p text:style-name="P6"><text:span text:style-name="T5"><text:s/>----------------------------------------- -------- ----------------------------</text:span></text:p>
      <text:p text:style-name="P6"><text:span text:style-name="T5"><text:s/>NAME<text:tab/><text:tab/><text:tab/><text:tab/><text:tab/> <text:s text:c="3"/>VARCHAR2(50)</text:span></text:p>
      <text:p text:style-name="P6"><text:span text:style-name="T5"><text:s/>AGE<text:tab/><text:tab/><text:tab/><text:tab/><text:tab/><text:tab/> <text:s text:c="3"/>NUMBER(3)</text:span></text:p>
      <text:p text:style-name="P6"><text:span text:style-name="T5"><text:s/>SEX<text:tab/><text:tab/><text:tab/><text:tab/><text:tab/><text:tab/> <text:s text:c="3"/>VARCHAR2(1)</text:span></text:p>
      <text:p text:style-name="P6"><text:span text:style-name="T5"><text:s/>ADDRESS<text:tab/><text:tab/><text:tab/><text:tab/><text:tab/> <text:s text:c="3"/>VARCHAR2(50)</text:span></text:p>
      <text:p text:style-name="P6"><text:span text:style-name="T5"><text:s/>PHONE<text:tab/><text:tab/><text:tab/><text:tab/><text:tab/> <text:s text:c="3"/>NUMBER(10)</text:span></text:p>
      <text:p text:style-name="P6"><text:span text:style-name="T5"><text:s/>USERNAME<text:tab/><text:tab/><text:tab/><text:tab/><text:tab/> <text:s text:c="3"/>VARCHAR2(50)</text:span></text:p>
      <text:p text:style-name="P6"><text:span text:style-name="T5"><text:s/>PASSWORD<text:tab/><text:tab/><text:tab/><text:tab/><text:tab/> <text:s text:c="3"/>VARCHAR2(50)</text:span></text:p>
      <text:p text:style-name="P6"><text:span text:style-name="T5"/></text:p>
      <text:p text:style-name="P6"><text:span text:style-name="T5"/></text:p>
      <text:p text:style-name="P7"><text:span text:style-name="T6">g4_movie_response</text:span></text:p>
      <text:p text:style-name="P7"><text:span text:style-name="T6"/></text:p>
      <text:p text:style-name="P7"><text:span text:style-name="T6"><text:s/>Name<text:tab/><text:tab/><text:tab/><text:tab/><text:tab/> <text:s text:c="2"/>Null? <text:s text:c="3"/>Type</text:span></text:p>
      <text:p text:style-name="P7"><text:span text:style-name="T6"><text:s/>----------------------------------------- -------- ----------------------------</text:span></text:p>
      <text:p text:style-name="P7"><text:span text:style-name="T6"><text:s/>USERNAME<text:tab/><text:tab/><text:tab/><text:tab/><text:tab/> <text:s text:c="3"/>VARCHAR2(50)</text:span></text:p>
      <text:p text:style-name="P7"><text:span text:style-name="T6"><text:s/>MOVIE_ID<text:tab/><text:tab/><text:tab/><text:tab/><text:tab/> <text:s text:c="3"/>NUMBER(4)</text:span></text:p>
      <text:p text:style-name="P7"><text:span text:style-name="T6"><text:s/>MOVIE_RESPONSE <text:tab/><text:tab/><text:tab/> <text:s text:c="3"/>NUMBER(2)</text:span></text:p>
      <text:p text:style-name="P7"><text:span text:style-name="T6"/></text:p>
      <text:p text:style-name="P7"><text:span text:style-name="T6"/></text:p>
      <text:p text:style-name="P8"><text:span text:style-name="T7">g4_theater_response</text:span></text:p>
      <text:p text:style-name="P8"><text:span text:style-name="T7"/></text:p>
      <text:p text:style-name="P8"><text:span text:style-name="T7"><text:s/>Name<text:tab/><text:tab/><text:tab/><text:tab/><text:tab/> <text:s text:c="2"/>Null? <text:s text:c="3"/><text:tab/> <text:s text:c="4"/>Type</text:span></text:p>
      <text:p text:style-name="P8"><text:span text:style-name="T7"><text:s/>----------------------------------------- -------- ----------------------------</text:span></text:p>
      <text:p text:style-name="P8"><text:span text:style-name="T7"><text:s/>USERNAME<text:tab/><text:tab/><text:tab/><text:tab/><text:tab/> <text:s text:c="3"/><text:tab/> <text:s text:c="3"/>VARCHAR2(50)</text:span></text:p>
      <text:p text:style-name="P8"><text:span text:style-name="T7"><text:s/>THEATER_ID<text:tab/><text:tab/><text:tab/><text:tab/><text:tab/> <text:s text:c="3"/>NUMBER(4)</text:span></text:p>
      <text:p text:style-name="P8"><text:span text:style-name="T7"><text:s/>THEATER_RESPONSE<text:tab/><text:tab/><text:tab/><text:tab/> <text:s text:c="3"/>NUMBER(2)</text:span></text:p>
      <text:p text:style-name="P8"><text:span text:style-name="T7"/></text:p>
      <text:p text:style-name="P8"><text:span text:style-name="T7"/></text:p>
      <text:p text:style-name="P9"><text:span text:style-name="T8">g4_administrator</text:span></text:p>
      <text:p text:style-name="P9"><text:span text:style-name="T8"/></text:p>
      <text:p text:style-name="P9"><text:span text:style-name="T8"><text:s/>Name<text:tab/><text:tab/><text:tab/><text:tab/><text:tab/> <text:s text:c="2"/>Null? <text:s text:c="3"/><text:tab/> Type</text:span></text:p>
      <text:p text:style-name="P9"><text:span text:style-name="T8"><text:s/>----------------------------------------- -------- ----------------------------</text:span></text:p>
      <text:p text:style-name="P9"><text:span text:style-name="T8"><text:s/>USERNAME<text:tab/><text:tab/><text:tab/><text:tab/> <text:s text:c="2"/>NOT NULL <text:s/>VARCHAR2(50)</text:span></text:p>
      <text:p text:style-name="P9"><text:span text:style-name="T8"><text:s/>PASSWORD<text:tab/><text:tab/><text:tab/><text:tab/><text:tab/> <text:s text:c="2"/><text:tab/> VARCHAR2(50)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455658 </meta:initial-creator>
    <meta:creation-date>2011-03-02T12:11:21</meta:creation-date>
    <dc:date>2011-03-02T12:35:47</dc:date>
    <dc:creator>455658 </dc:creator>
    <meta:editing-duration>PT00H24M28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2" meta:paragraph-count="64" meta:word-count="142" meta:character-count="2115"/>
  </office:meta>
</office:document-meta>
</file>